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a8edc"/>
    </style:style>
    <style:style style:name="P2" style:family="paragraph" style:parent-style-name="Standard">
      <style:text-properties officeooo:rsid="0009155b" officeooo:paragraph-rsid="0009155b"/>
    </style:style>
    <style:style style:name="P3" style:family="paragraph" style:parent-style-name="Standard">
      <style:text-properties officeooo:rsid="000c06c0" officeooo:paragraph-rsid="000c06c0"/>
    </style:style>
    <style:style style:name="P4" style:family="paragraph" style:parent-style-name="Text_20_body">
      <style:text-properties officeooo:paragraph-rsid="000a8edc"/>
    </style:style>
    <style:style style:name="T1" style:family="text">
      <style:text-properties fo:font-variant="normal" fo:text-transform="none" fo:color="#111111" style:font-name="Liberation Serif" fo:font-size="12pt" fo:letter-spacing="normal" fo:font-style="normal" fo:font-weight="normal" style:font-size-asian="12pt" style:font-size-complex="12pt"/>
    </style:style>
    <style:style style:name="T2" style:family="text">
      <style:text-properties fo:font-variant="normal" fo:text-transform="none" fo:color="#111111" style:font-name="Liberation Serif" fo:font-size="12pt" fo:letter-spacing="normal" fo:font-style="normal" fo:font-weight="normal" officeooo:rsid="000cb1a5" fo:background-color="transparent" loext:char-shading-value="0" style:font-size-asian="12pt" style:font-weight-asian="normal" style:font-size-complex="12pt" style:font-weight-complex="normal" loext:padding="0cm" loext:border="none"/>
    </style:style>
    <style:style style:name="T3" style:family="text">
      <style:text-properties officeooo:rsid="000a8edc"/>
    </style:style>
    <style:style style:name="T4" style:family="text">
      <style:text-properties officeooo:rsid="000f0c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ésentation du projet en anglais (200 mots)</text:p>
      <text:p text:style-name="P2"/>
      <text:p text:style-name="Text_20_body">La DDCSPP est un organisme présent dans chaque département de France, acteur dans les domaines de la politique sociale, du logement, de la politique de la ville, de la jeunesse, des sports, , de la vie associative et de la protection des populations. La DDCSPP souhaite organisé un évènement sur la mixité hommes et femmes au travail. Afin de promouvoir cette évènement, l’organisme désir partager le contenu en lien avec l’évènement sur une application web.<text:line-break/>Cette application <text:span text:style-name="T1">est facile d'utilisation, pouvant être diffusé sur tous les réseaux sociaux, afin de mettre en avant l'action menée auprès de divers publics.</text:span></text:p>
      <text:p text:style-name="P1">Cette application, aura pour interêt de mettre en avant des images, des textes ou encore des vidéos ciblées sur la thématique de la mixité hommes et femmes. Ainsi que de mettre en lumière les actions <text:s/>mises en place <text:span text:style-name="T3">par la DCSPP</text:span>. <text:span text:style-name="T3">L’application sera inspiré</text:span> <text:span text:style-name="T3">du célèbre réseau sociale</text:span> pinterest, permettant d'avoir une rapide visibilité de l'ensemble des médias disponibles. <text:span text:style-name="T3">Tout le contenu sera disponible sur une page unique. Le design de l’application sera dynamique et agréable à utilisé.<text:line-break/></text:span><text:span text:style-name="T2">Le projet est destiné à ciblé une audience jeune afin de les familiarisé avec la problématique de l’évènement.</text:span></text:p>
      <text:p text:style-name="P1"><text:span text:style-name="T2"/></text:p>
      <text:p text:style-name="P1"><text:span text:style-name="T2"/></text:p>
      <text:p text:style-name="P3">The DDCSPP is an organization present in every department of France, actor in the fields of social policy, housing, city policy, youth, sports, community life and protection of populations. The DDCSPP wishes to organize an event on gender diversity at work. In order to promote this event, the organization wishes to share the content related to the event on a web application.</text:p>
      <text:p text:style-name="P3">This application is easy to use, which can be broadcast on all social networks, in order to highlight the action taken with various audiences.</text:p>
      <text:p text:style-name="P3">This application will have the interest of highlighting images, texts or videos targeted on the theme of gender diversity. As well as highlighting the actions put in place by the DCSPP. The application will be inspired by the famous social network pinterest, allowing to have a rapid visibility of all the available media. All content will be available on a single page <text:span text:style-name="T4">(SPA)</text:span>. The design of the application will be dynamic and pleasant to use.</text:p>
      <text:p text:style-name="P3">The project is intended to target a young audience in order to familiarize them with the problem of the ev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2:13:37.395405639</meta:creation-date>
    <dc:date>2016-11-17T17:36:03.229633843</dc:date>
    <meta:editing-duration>PT44M50S</meta:editing-duration>
    <meta:editing-cycles>3</meta:editing-cycles>
    <meta:generator>LibreOffice/5.1.4.2$Linux_X86_64 LibreOffice_project/10m0$Build-2</meta:generator>
    <meta:document-statistic meta:table-count="0" meta:image-count="0" meta:object-count="0" meta:page-count="1" meta:paragraph-count="7" meta:word-count="383" meta:character-count="2335" meta:non-whitespace-character-count="1958"/>
  </office:meta>
</office:document-meta>
</file>